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580000001FCB90A74F.png"/>
  <manifest:file-entry manifest:media-type="image/png" manifest:full-path="Pictures/100002010000011800000052F1137D3E.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able_20_Contents">
      <style:text-properties style:font-name="Arial1" style:font-size-asian="10.5pt"/>
    </style:style>
    <style:style style:name="P2" style:family="paragraph" style:parent-style-name="ENS_5f_Footer">
      <style:paragraph-properties fo:margin-left="2.263cm" fo:margin-right="0cm" fo:text-indent="0cm" style:auto-text-indent="false"/>
    </style:style>
    <style:style style:name="P3" style:family="paragraph" style:parent-style-name="ENS_5f_default">
      <style:paragraph-properties fo:padding="0.049cm" fo:border="0.002cm solid #000000" style:shadow="none"/>
    </style:style>
    <style:style style:name="P4" style:family="paragraph" style:parent-style-name="ENS_5f_default">
      <style:text-properties fo:font-style="normal" style:font-style-asian="normal" style:font-style-complex="normal"/>
    </style:style>
    <style:style style:name="P5" style:family="paragraph" style:parent-style-name="ENS_5f_default">
      <style:text-properties fo:font-style="italic" style:font-style-asian="italic" style:font-style-complex="italic"/>
    </style:style>
    <style:style style:name="P6" style:family="paragraph" style:parent-style-name="ENS_5f_default">
      <style:text-properties fo:color="#800000"/>
    </style:style>
    <style:style style:name="P7" style:family="paragraph" style:parent-style-name="ENS_5f_default" style:list-style-name="L2">
      <style:text-properties fo:font-style="normal" style:font-style-asian="normal" style:font-style-complex="normal"/>
    </style:style>
    <style:style style:name="P8" style:family="paragraph" style:parent-style-name="ENS_5f_default" style:list-style-name="L3">
      <style:text-properties fo:font-style="normal" style:font-style-asian="normal" style:font-style-complex="normal"/>
    </style:style>
    <style:style style:name="P9" style:family="paragraph" style:parent-style-name="ENS_5f_default" style:list-style-name="L4">
      <style:text-properties fo:font-style="normal" style:font-style-asian="normal" style:font-style-complex="normal"/>
    </style:style>
    <style:style style:name="P10" style:family="paragraph" style:parent-style-name="ENS_5f_default" style:list-style-name="L6">
      <style:text-properties fo:font-style="normal" style:font-style-asian="normal" style:font-style-complex="normal"/>
    </style:style>
    <style:style style:name="P11" style:family="paragraph" style:parent-style-name="ENS_5f_default" style:list-style-name="L5"/>
    <style:style style:name="P12" style:family="paragraph" style:parent-style-name="ENS_5f_default" style:list-style-name="L6"/>
    <style:style style:name="P13" style:family="paragraph" style:parent-style-name="ENS_5f_default" style:list-style-name="L6">
      <style:text-properties fo:font-style="italic" style:font-style-asian="italic" style:font-style-complex="italic"/>
    </style:style>
    <style:style style:name="P14" style:family="paragraph" style:parent-style-name="ENS_5f_default" style:list-style-name="L7"/>
    <style:style style:name="P15" style:family="paragraph" style:parent-style-name="Standard" style:list-style-name="L7"/>
    <style:style style:name="P16" style:family="paragraph" style:parent-style-name="ENS_5f_Titre_20_exercice" style:list-style-name="L1"/>
    <style:style style:name="T1" style:family="text">
      <style:text-properties fo:font-variant="normal" fo:text-transform="none" fo:color="#808080" style:font-name="Arial" fo:font-size="10pt" fo:letter-spacing="normal" fo:font-style="normal" fo:font-weight="normal" style:font-size-asian="10pt" style:font-size-complex="10pt"/>
    </style:style>
    <style:style style:name="T2" style:family="text">
      <style:text-properties fo:font-variant="normal" fo:text-transform="none" fo:color="#808080" style:font-name="Arial" fo:font-size="10pt" fo:letter-spacing="normal" style:font-size-asian="10pt" style:font-size-complex="10pt"/>
    </style:style>
    <style:style style:name="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T4" style:family="text">
      <style:text-properties style:font-name="Courier New"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ENS_5f_Titre">Partie 2 – Gestion des relations, services et transactions</text:p>
      <text:p text:style-name="ENS_5f_default"/>
      <text:p text:style-name="P3"><text:s/>Nous allons <text:s/>étudier les différentes <text:s/>étapes du développement d’une application Spring Boot. Ces <text:s/>étapes <text:s/>étant dépendantes, il est indispensable que chaque partie soit entièrement réalisée avant de passer à la suivante.</text:p>
      <text:list xml:id="list2778412167491167709" text:style-name="L1">
        <text:list-header>
          <text:p text:style-name="P16"><text:span text:style-name="T4"><text:s/></text:span><text:span text:style-name="T5"><text:s text:c="2"/></text:span></text:p>
        </text:list-header>
      </text:list>
      <text:p text:style-name="ENS_5f_Titre_20_exercice"/>
      <text:p text:style-name="ENS_5f_Titre_20_exercice">1 – Gestion de relation de type to-one et to many entre Project et Enterprise</text:p>
      <text:p text:style-name="P5"/>
      <text:p text:style-name="P4">Chaque projet est <text:s/>proposé par une entreprise qui doit être spécifiée à la création d'un projet.</text:p>
      <text:list xml:id="list6971322335446617605" text:style-name="L2">
        <text:list-item>
          <text:p text:style-name="P7">Modifiez le contenu du fichier ProjectTest.java pour qu'il soit identique au contenu disponible ici : </text:p>
          <text:p text:style-name="P7"><text:a xlink:type="simple" xlink:href="https://gist.github.com/FranckSilvestre/70ca9d583d59cae9411522346c547482" text:style-name="Internet_20_link" text:visited-style-name="Visited_20_Internet_20_Link">https://gist.github.com/FranckSilvestre/70ca9d583d59cae9411522346c547482</text:a> </text:p>
        </text:list-item>
        <text:list-item>
          <text:p text:style-name="P7">Lancez les tests et constatez que certains tests ne passent plus.</text:p>
        </text:list-item>
        <text:list-item>
          <text:p text:style-name="P7">Modifiez le contenu de la classe Project <text:s/>pour que les tests passent de nouveau.</text:p>
        </text:list-item>
        <text:list-item>
          <text:p text:style-name="P7">Modifiez le contenu du fichier EntrepriseTest.java pour qu'il soit identique au contenu disponible ici :</text:p>
          <text:p text:style-name="P7"><text:a xlink:type="simple" xlink:href="https://gist.github.com/FranckSilvestre/ada676544b751a081f8e4f5f67a29e70" text:style-name="Internet_20_link" text:visited-style-name="Visited_20_Internet_20_Link">https://gist.github.com/FranckSilvestre/ada676544b751a081f8e4f5f67a29e70</text:a> </text:p>
        </text:list-item>
        <text:list-item>
          <text:p text:style-name="P7">Lancez les tests et constatez que certains tests ne passent plus.</text:p>
        </text:list-item>
        <text:list-item>
          <text:p text:style-name="P7">Modifiez le contenu de la classe Enterprise pour expliciter la relation one-to-many de Enterprise vers Project de telle sorte que les tests passent de nouveau</text:p>
        </text:list-item>
        <text:list-item>
          <text:p text:style-name="P7">Modifiez le contenu du <text:s/>fichier EnterpriseProjectServiceIntegrationTest.java pour qu'il soit identique au contenu disponible ici :</text:p>
          <text:p text:style-name="P7"><text:a xlink:type="simple" xlink:href="https://gist.github.com/FranckSilvestre/d6c39fa70b5ad64c6cf98022fc103193" text:style-name="Internet_20_link" text:visited-style-name="Visited_20_Internet_20_Link">https://gist.github.com/FranckSilvestre/d6c39fa70b5ad64c6cf98022fc103193</text:a> </text:p>
        </text:list-item>
        <text:list-item>
          <text:p text:style-name="P7">Lancez les tests et constatez que certains tests ne passent plus.</text:p>
        </text:list-item>
        <text:list-item>
          <text:p text:style-name="P7">Modifiez le contenu de la classe EnterpriseProjectService de telle sorte que les tests de la classe EnterpriseProjectServiceIntegrationTest passent de nouveau.</text:p>
        </text:list-item>
        <text:list-item>
          <text:p text:style-name="P7">Lancez l'ensemble des tests et vérifiez que vous n'obtenez pas de régression. En cas de régression observée, modifiez la ou les classes nécessaires pour que l'ensemble des tests passent de nouveau.</text:p>
        </text:list-item>
      </text:list>
      <text:p text:style-name="ENS_5f_default"/>
      <text:p text:style-name="ENS_5f_default">La suite de cette partie vise la mise en place un Web service exposant la liste des projets disponibles avec leur entreprise.</text:p>
      <text:p text:style-name="ENS_5f_default"/>
      <text:p text:style-name="ENS_5f_Titre_20_exercice">2 – Mise en place d'un méthode de service récupérant la liste des projets</text:p>
      <text:p text:style-name="ENS_5f_default"/>
      <text:p text:style-name="ENS_5f_default">Le web service doit s'appuyer sur le service ActiviteService ; ce dernier doit donc proposer une méthode permettant de récupérer la liste des activités stockées en base.</text:p>
      <text:list xml:id="list9004385883252462097" text:style-name="L3">
        <text:list-item>
          <text:p text:style-name="P8">Modifiez le contenu des fichiers ActiviteServiceTest et <text:s/>ActiviteServiceITest.java pour qu'ils soient identiques aux fichiers disponibles ici :</text:p>
          <text:p text:style-name="P8"><text:a xlink:type="simple" xlink:href="https://gist.github.com/FranckSilvestre/02279d4d72b0408a4617e6f8f52f8b9a" text:style-name="Internet_20_link" text:visited-style-name="Visited_20_Internet_20_Link">https://gist.github.com/FranckSilvestre/02279d4d72b0408a4617e6f8f52f8b9a</text:a></text:p>
          <text:p text:style-name="P8"><text:a xlink:type="simple" xlink:href="https://gist.github.com/FranckSilvestre/11efad0ba7bd60a718cbf0e148eee09e" text:style-name="Internet_20_link" text:visited-style-name="Visited_20_Internet_20_Link">https://gist.github.com/FranckSilvestre/11efad0ba7bd60a718cbf0e148eee09e</text:a></text:p>
        </text:list-item>
        <text:list-item>
          <text:p text:style-name="P8">Lancez les tests et constatez que certains tests ne passent plus.</text:p>
        </text:list-item>
        <text:list-item>
          <text:p text:style-name="P8">Modifiez le contenu de la classe ActiviteService de telle sorte que les tests passent <text:soft-page-break/>de nouveau.</text:p>
        </text:list-item>
      </text:list>
      <text:p text:style-name="P4">Afin de disposer de quelques activités au lancement de l'application nous allons mettre en place la création de quelques utilisateur et activités au démarrage de l'application.</text:p>
      <text:list xml:id="list3106853400929586724" text:style-name="L4">
        <text:list-item>
          <text:p text:style-name="P9">Créez la <text:s/>classe Bootstrap et sa classe de test BootrapTest associée. La classe Bootstrap permettra le déclenchement de la créations d'activités au lancement de l'application en s'appuyant sur un service d'initialisation incarné par la classe InitialisationService. Créez la classe InitialisationService. </text:p>
        </text:list-item>
        <text:list-item>
          <text:p text:style-name="P9">Modifiez le contenu des fichiers BootstrapTest.java et ActiviteServiceITest.java pour qu'ils soient identiques aux fichiers disponibles ici :</text:p>
          <text:p text:style-name="P9"><text:a xlink:type="simple" xlink:href="https://gist.github.com/FranckSilvestre/14fd4c427ea564ebfe7e7fe569cd2867" text:style-name="Internet_20_link" text:visited-style-name="Visited_20_Internet_20_Link">https://gist.github.com/FranckSilvestre/14fd4c427ea564ebfe7e7fe569cd2867</text:a></text:p>
          <text:p text:style-name="P9"><text:a xlink:type="simple" xlink:href="https://gist.github.com/FranckSilvestre/24c0bde0fec1d16c402a24bccb17f904" text:style-name="Internet_20_link" text:visited-style-name="Visited_20_Internet_20_Link">https://gist.github.com/FranckSilvestre/24c0bde0fec1d16c402a24bccb17f904</text:a></text:p>
        </text:list-item>
        <text:list-item>
          <text:p text:style-name="P9">Lancez les tests et constatez que certains tests ne passent plus.</text:p>
        </text:list-item>
        <text:list-item>
          <text:p text:style-name="P9">Modifiez votre projet de telle sorte que les tests passent de nouveau.</text:p>
        </text:list-item>
      </text:list>
      <text:p text:style-name="ENS_5f_default"/>
      <text:p text:style-name="ENS_5f_Titre_20_exercice">3 - Focus sur les transactions</text:p>
      <text:p text:style-name="ENS_5f_default"/>
      <text:p text:style-name="ENS_5f_default">Nous allons comparer l'exécution d'un flot de requêtes dans un contexte transactionnel par rapport à un flot de requête exécuter à l'extérieur d'une transaction. </text:p>
      <text:list xml:id="list7990424938330003824" text:style-name="L5">
        <text:list-item>
          <text:p text:style-name="P11">Modifiez le fichier InitialisationService.java de telle sorte que l'insertion de la dernière activité échoue lors de l'appel de la méthode initActivites(). Par exemple, affectez à l'activité un titre vide ou <text:s/>« null ».</text:p>
          <text:p text:style-name="P11">Lancez (ou relancez) <text:s/>le test « <text:span text:style-name="T7">test findAllActivites</text:span> » de la classe ActiviteServiceITest et vérifiez que 2 activités apparaissent dans la liste des activités au lieu des 3 attendues.</text:p>
        </text:list-item>
        <text:list-item>
          <text:p text:style-name="P11">Annotez la classe InitialisationService de l'annotation <text:span text:style-name="T7">org.springframework.transaction.annotation.Transactional</text:span>.</text:p>
          <text:p text:style-name="P11">Lancez (ou relancez) <text:s/>le test « <text:span text:style-name="T7">test findAllActivites</text:span> » de la classe ActiviteServiceITest.</text:p>
          <text:p text:style-name="P11">Combien d'activités ont été créées ? Justifiez la réponse. </text:p>
        </text:list-item>
      </text:list>
      <text:p text:style-name="ENS_5f_default"/>
      <text:p text:style-name="ENS_5f_Titre_20_exercice">4 - <text:s/>Création du RESTful contrôleur</text:p>
      <text:p text:style-name="ENS_5f_default"/>
      <text:list xml:id="list6608314457589278212" text:style-name="L6">
        <text:list-item>
          <text:p text:style-name="P12">Créez la classe ActiviteController. Annotez la classe de l'annotation</text:p>
          <text:p text:style-name="P13">org.springframework.web.bind.annotation.RestController.</text:p>
          <text:p text:style-name="P10">Créez les deux classes de tests ActiviteControllerTest et ActiviteControllerITest. Modifiez les contenus de ces deux classes pour qu'ils correspondent aux contenus disponibles en ligne :</text:p>
          <text:p text:style-name="P10"><text:a xlink:type="simple" xlink:href="https://gist.github.com/FranckSilvestre/e1957cb973cafa9e5307a1af3c882489" text:style-name="Internet_20_link" text:visited-style-name="Visited_20_Internet_20_Link">https://gist.github.com/FranckSilvestre/e1957cb973cafa9e5307a1af3c882489</text:a></text:p>
          <text:p text:style-name="P10"><text:a xlink:type="simple" xlink:href="https://gist.github.com/FranckSilvestre/a5af6294d87c3f46892884e09dcad17e" text:style-name="Internet_20_link" text:visited-style-name="Visited_20_Internet_20_Link">https://gist.github.com/FranckSilvestre/a5af6294d87c3f46892884e09dcad17e</text:a></text:p>
        </text:list-item>
        <text:list-item>
          <text:p text:style-name="P10">Lancez les tests et constatez que certains tests ne passent plus.</text:p>
        </text:list-item>
        <text:list-item>
          <text:p text:style-name="P10">Modifiez votre projet de telle sorte que les tests passent de nouveau.</text:p>
        </text:list-item>
        <text:list-item>
          <text:p text:style-name="P10">Lancez l'application et rendez vous sur l'URL suivante :</text:p>
          <text:p text:style-name="P10"><text:a xlink:type="simple" xlink:href="http://localhost:8080/activitesWithResponsable" text:style-name="Internet_20_link" text:visited-style-name="Visited_20_Internet_20_Link">http://localhost:8080/activitesWithResponsable</text:a></text:p>
          <text:p text:style-name="P10">Vérifiez que le contenu Json obtenu présente bien les 3a ctivités et leur responsable associé.</text:p>
        </text:list-item>
      </text:list>
      <text:p text:style-name="P6"><text:soft-page-break/></text:p>
      <text:p text:style-name="P6"/>
      <text:p text:style-name="ENS_5f_default"/>
      <text:p text:style-name="ENS_5f_Titre_20_exercice">4 - <text:s/>Réflexions sur le SQL généré par Hibernate</text:p>
      <text:p text:style-name="ENS_5f_default"/>
      <text:p text:style-name="ENS_5f_default">Nous allons à présent observer le Sql généré par Hibernate lors de la récupération des activités ..</text:p>
      <text:list xml:id="list4518728419096803803" text:style-name="L7">
        <text:list-item>
          <text:p text:style-name="P14">Dans le fichier application.properties (dans le dossier src/main/resources), ajoutez la ligne suivante :</text:p>
          <text:p text:style-name="P15">logging.level.org.hibernate.SQL=DEBUG</text:p>
        </text:list-item>
        <text:list-item>
          <text:p text:style-name="P14">Relancez l'application et observez le contenu de la console lorsque vous accéder à l'URL <text:a xlink:type="simple" xlink:href="http://localhost:8080/activitesWithResponsable" text:style-name="Internet_20_link" text:visited-style-name="Visited_20_Internet_20_Link"><text:span text:style-name="T6">http://localhost:8080/activitesWithResponsable</text:span></text:a><text:span text:style-name="T6">.</text:span> La console affiche maintenant le Sql généré par Hibernate pour chaque requête.</text:p>
          <text:p text:style-name="P14">Vous pouvez faire un « clear » de la console à période régulière afin de pouvoir observer plus facilement le Sql lors du rechargement de la page.<text:line-break/>Combien de requêtes sont générées lors de l'affichage de toutes les activités ? Des requêtes vous paraissent-elles « inutiles » ? Pouvez vous expliquer leur présence. </text:p>
        </text:list-item>
        <text:list-item>
          <text:p text:style-name="P14">Modifiez l'application de telle sorte qu'une seule requête soit exécutée lors de l'accès à l'URL <text:a xlink:type="simple" xlink:href="http://localhost:8080/activitesWithResponsable" text:style-name="Internet_20_link" text:visited-style-name="Visited_20_Internet_20_Link"><text:span text:style-name="T6">http://localhost:8080/activitesWithResponsable</text:span></text:a><text:span text:style-name="T6">.</text:span></text:p>
        </text:list-item>
      </text:list>
      <text:p text:style-name="P4"/>
      <text:p text:style-name="P4"/>
      <text:p text:style-name="ENS_5f_default"/>
      <text:p text:style-name="ENS_5f_defaul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ENS_5f_default" style:display-name="ENS_default" style:family="paragraph" style:parent-style-name="Standard">
      <style:text-properties style:font-name="Arial1" style:font-size-asian="10.5pt"/>
    </style:style>
    <style:style style:name="End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S_5f_Footer" style:display-name="ENS_Footer" style:family="paragraph" style:parent-style-name="ENS_5f_default" style:next-style-name="ENS_5f_default">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ENS_5f_Titre" style:display-name="ENS_Titre" style:family="paragraph" style:parent-style-name="ENS_5f_default" style:next-style-name="ENS_5f_default">
      <style:text-properties fo:font-size="14pt" fo:font-weight="bold" style:font-size-asian="10.5pt"/>
    </style:style>
    <style:style style:name="ENS_5f_Titre_20_exercice" style:display-name="ENS_Titre exercice" style:family="paragraph" style:parent-style-name="ENS_5f_default" style:next-style-name="ENS_5f_default">
      <style:text-properties fo:font-weight="bold" style:font-size-asian="10.5pt"/>
    </style:style>
    <style:style style:name="ENS_5f_Note_5f_enseignant" style:display-name="ENS_Note_enseignant" style:family="paragraph" style:parent-style-name="ENS_5f_default">
      <style:text-properties fo:color="#0080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B" style:family="table-column">
      <style:table-column-properties style:column-width="11.333cm" style:rel-column-width="4369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B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style:font-name="Arial1" style:font-size-asian="10.5pt"/>
    </style:style>
    <style:style style:name="MP2" style:family="paragraph" style:parent-style-name="ENS_5f_Footer">
      <style:paragraph-properties fo:margin-left="2.263cm" fo:margin-right="0cm" fo:text-indent="0cm" style:auto-text-indent="false"/>
    </style:style>
    <style:style style:name="MT1" style:family="text">
      <style:text-properties fo:font-variant="normal" fo:text-transform="none" fo:color="#808080" style:font-name="Arial" fo:font-size="10pt" fo:letter-spacing="normal" fo:font-style="normal" fo:font-weight="normal" style:font-size-asian="10pt" style:font-size-complex="10pt"/>
    </style:style>
    <style:style style:name="MT2" style:family="text">
      <style:text-properties fo:font-variant="normal" fo:text-transform="none" fo:color="#808080" style:font-name="Arial" fo:font-size="10pt" fo:letter-spacing="normal" style:font-size-asian="10pt" style:font-size-complex="10pt"/>
    </style:style>
    <style:style style:name="MT3" style:family="text">
      <style:text-properties fo:font-variant="normal" fo:text-transform="none" fo:color="#4374b7" style:text-line-through-style="none" style:font-name="Arial" fo:font-size="10pt" fo:letter-spacing="normal" fo:font-style="normal" style:text-underline-style="none" fo:font-weight="normal" style:text-blinking="false" style:font-size-asian="10pt" style:font-size-complex="10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table:number-rows-spanned="2" office:value-type="string">
              <text:p text:style-name="MP1"><draw:frame draw:style-name="Mfr1" draw:name="graphics1" text:anchor-type="paragraph" svg:width="4.099cm" svg:height="1.199cm" draw:z-index="5"><draw:image xlink:href="Pictures/100002010000011800000052F1137D3E.png" xlink:type="simple" xlink:show="embed" xlink:actuate="onLoad"/></draw:frame></text:p>
            </table:table-cell>
            <table:table-cell table:style-name="Table2.B1" office:value-type="string">
              <text:p text:style-name="MP1">M2 Info DL </text:p>
            </table:table-cell>
          </table:table-row>
          <table:table-row>
            <table:covered-table-cell/>
            <table:table-cell table:style-name="Table2.B2" office:value-type="string">
              <text:p text:style-name="MP1">Développement orienté plateforme backoffice Java EE</text:p>
            </table:table-cell>
          </table:table-row>
        </table:table>
        <text:p text:style-name="ENS_5f_Footer"/>
      </style:header>
      <style:footer>
        <text:p text:style-name="MP2"><draw:frame draw:style-name="Mfr2" draw:name="graphics3" text:anchor-type="paragraph" svg:width="2.14cm" svg:height="0.75cm" draw:z-index="2"><draw:image xlink:href="Pictures/10000201000000580000001FCB90A74F.png" xlink:type="simple" xlink:show="embed" xlink:actuate="onLoad"/></draw:frame><text:span text:style-name="MT1">Ce(tte) oeuvre</text:span><text:span text:style-name="MT2"> </text:span><text:span text:style-name="MT1">est mise à disposition selon les termes de la </text:span><text:a xlink:type="simple" xlink:href="http://creativecommons.org/licenses/by-nc/3.0/fr/" text:style-name="Internet_20_link" text:visited-style-name="Visited_20_Internet_20_Link"><text:span text:style-name="MT3">Licence Creative Commons Paternité - Pas d'Utilisation Commerciale 3.0 France</text:span></text:a><text:span text:style-name="MT1">.</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4T13:21:16</meta:creation-date>
    <meta:editing-duration>P2DT1H20M11S</meta:editing-duration>
    <meta:editing-cycles>148</meta:editing-cycles>
    <meta:generator>OpenOffice/4.1.3$Unix OpenOffice.org_project/413m1$Build-9783</meta:generator>
    <meta:initial-creator>Franck Silvestre</meta:initial-creator>
    <dc:date>2017-10-06T11:27:33</dc:date>
    <dc:creator>Franck Silvestre</dc:creator>
    <meta:document-statistic meta:table-count="1" meta:image-count="2" meta:object-count="0" meta:page-count="3" meta:paragraph-count="61" meta:word-count="863" meta:character-count="6404"/>
  </office:meta>
</office:document-meta>
</file>